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a8983" officeooo:paragraph-rsid="001a8983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1a8983" officeooo:paragraph-rsid="001a8983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a8983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089127" officeooo:paragraph-rsid="001a8983" style:font-size-asian="12pt" style:font-style-asian="normal" style:font-name-complex="Arial" style:font-style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a8983" style:font-weight-asian="normal" style:font-name-complex="Arial" style:font-weight-complex="normal"/>
    </style:style>
    <style:style style:name="P25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a8983" style:font-style-asian="normal" style:font-weight-asian="normal" style:font-name-complex="Arial" style:font-style-complex="normal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a8983" style:font-style-asian="normal" style:font-weight-asian="normal" style:font-name-complex="Arial" style:font-style-complex="normal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weight="normal" officeooo:rsid="00180515" officeooo:paragraph-rsid="00180515" style:font-weight-asian="normal" style:font-name-complex="Arial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a8983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a8983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9pt" fo:font-weight="normal" officeooo:rsid="000a71f6" officeooo:paragraph-rsid="001a8983" style:font-size-asian="9pt" style:font-weight-asian="normal" style:font-name-complex="Arial" style:font-weight-complex="normal"/>
    </style:style>
    <style:style style:name="T1" style:family="text">
      <style:text-properties officeooo:rsid="001a8983"/>
    </style:style>
    <style:style style:name="T2" style:family="text">
      <style:text-properties officeooo:rsid="00089127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Pedir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1">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19">P<text:span text:style-name="T1">aciente(I), Médico, Fisioterapeu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21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3">Gestión de <text:span text:style-name="T1">citas</text:span></text:p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5">Tanto paciente como el médico o fisioterapeuta al que se ha pedido cita serán usuarios registrado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tcondición</text:p>
          </table:table-cell>
          <table:table-cell table:style-name="Tabla1.B6" table:number-columns-spanned="7" office:value-type="string">
            <text:p text:style-name="P25">Tanto el personal sanitario como el paciente tendrán una cita con fecha,hora y lug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7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8">Un paciente podrá pedir cita a un médico o fisioterapeuta. 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8">El paciente solicita al sistema una cita, indica la fecha que mejor le venga y el médico o fisioterapeuta que quiere que le atienda y el sistema crea una cita con la fecha y un lugar para llevarse a cabo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7">1</text:p>
          </table:table-cell>
          <table:table-cell table:style-name="Tabla4.B2" office:value-type="string">
            <text:p text:style-name="P28"><text:span text:style-name="T2">Paciente</text:span>: <text:span text:style-name="T2">Indica que quiere una cita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16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24">Le pide al paciente que elija de entre las fechas posibles la que mejor le venga y el médico u fisioterapeuta que quiere que le atienda.</text:p>
          </table:table-cell>
        </table:table-row>
        <table:table-row table:style-name="Tabla4.1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4">Paciente: Elige la fecha y el médico o enfermero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30">Crea una cita con los participantes de la cita, la fecha y el lugar.</text:p>
          </table:table-cell>
        </table:table-row>
        <table:table-row table:style-name="Tabla4.1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9"/>
          </table:table-cell>
          <table:table-cell table:style-name="Tabla4.C6" office:value-type="string">
            <text:p text:style-name="P12">5</text:p>
          </table:table-cell>
          <table:table-cell table:style-name="Tabla4.D6" office:value-type="string">
            <text:p text:style-name="P24">Almacena la cita en la base de datos y se lo hace saber a los participantes a través de un mensaje de confirmación.</text:p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7">3a</text:p>
          </table:table-cell>
          <table:table-cell table:style-name="Tabla5.B2" office:value-type="string">
            <text:p text:style-name="P24">El paciente solicita una cita con el mismo médico o fisioterapeuta, el sistema le recuerda que ya tiene una cita con ese médico o fisioterapeuta.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7">Decena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2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20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8T17:56:00.752817232</dc:date>
    <meta:editing-cycles>8</meta:editing-cycles>
    <meta:editing-duration>PT17M17S</meta:editing-duration>
    <meta:generator>LibreOffice/5.4.5.1$Linux_X86_64 LibreOffice_project/40m0$Build-1</meta:generator>
    <meta:document-statistic meta:table-count="7" meta:image-count="0" meta:object-count="0" meta:page-count="1" meta:paragraph-count="51" meta:word-count="246" meta:character-count="1387" meta:non-whitespace-character-count="1191"/>
  </office:meta>
</office:document-meta>
</file>